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itlepage" style:family="table" style:master-page-name="First_20_Page">
      <style:table-properties style:width="170mm" style:page-number="auto" table:align="margins" style:may-break-between-rows="false"/>
    </style:style>
    <style:style style:name="Titlepage.A" style:family="table-column">
      <style:table-column-properties style:column-width="170mm" style:rel-column-width="65535*"/>
    </style:style>
    <style:style style:name="Titlepage.1" style:family="table-row">
      <style:table-row-properties style:min-row-height="19.3mm"/>
    </style:style>
    <style:style style:name="Titlepage.A1" style:family="table-cell">
      <style:table-cell-properties style:writing-mode="page"/>
    </style:style>
    <style:style style:name="Titlepage.2" style:family="table-row">
      <style:table-row-properties style:min-row-height="128.16mm"/>
    </style:style>
    <style:style style:name="Titlepage.3" style:family="table-row">
      <style:table-row-properties style:min-row-height="108.5mm"/>
    </style:style>
    <style:style style:name="Titlepage.A3" style:family="table-cell">
      <style:table-cell-properties style:vertical-align="bottom" style:writing-mode="page"/>
    </style:style>
    <style:style style:name="P1" style:family="paragraph" style:parent-style-name="Title">
      <style:text-properties officeooo:rsid="0010a1fe" officeooo:paragraph-rsid="0010a1fe"/>
    </style:style>
    <style:style style:name="P2" style:family="paragraph" style:parent-style-name="Text_20_body">
      <style:text-properties officeooo:paragraph-rsid="000d72d0"/>
    </style:style>
    <style:style style:name="T1" style:family="text">
      <style:text-properties officeooo:rsid="000ce0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itlepage" table:style-name="Titlepage">
        <table:table-column table:style-name="Titlepage.A"/>
        <table:table-row table:style-name="Titlepage.1">
          <table:table-cell table:style-name="Titlepage.A1" office:value-type="string">
            <text:p text:style-name="P1">Claes Fransson</text:p>
          </table:table-cell>
        </table:table-row>
        <table:table-row table:style-name="Titlepage.2">
          <table:table-cell table:style-name="Titlepage.A1" office:value-type="string">
            <text:p text:style-name="Table_20_Contents"/>
          </table:table-cell>
        </table:table-row>
        <table:table-row table:style-name="Titlepage.3">
          <table:table-cell table:style-name="Titlepage.A3" office:value-type="string">
            <text:p text:style-name="P2"><text:a xlink:type="simple" xlink:href="https://github.com/Claes1981/inlamningsuppgift_1" text:style-name="Internet_20_link" text:visited-style-name="Visited_20_Internet_20_Link"><text:span text:style-name="T1">https://github.com/Claes1981/inlamningsuppgift_1</text:span></text:a>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laes Fransson</meta:initial-creator>
    <meta:creation-date>2026-02-14T18:29:54.378599581</meta:creation-date>
    <dc:date>2026-02-14T20:07:39.123951789</dc:date>
    <dc:creator>Claes Fransson</dc:creator>
    <meta:editing-duration>PT15M29S</meta:editing-duration>
    <meta:editing-cycles>3</meta:editing-cycles>
    <meta:generator>LibreOffice/25.8.4.2$Linux_X86_64 LibreOffice_project/580$Build-2</meta:generator>
    <meta:document-statistic meta:table-count="1" meta:image-count="0" meta:object-count="0" meta:page-count="2" meta:paragraph-count="2" meta:word-count="3" meta:character-count="62" meta:non-whitespace-character-count="61"/>
  </office:meta>
</office:document-meta>
</file>